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7.1000003814697pt" officeooo:rsid="001ced1c" officeooo:paragraph-rsid="001ced1c" style:font-size-asian="15pt" style:language-asian="zh" style:country-asian="CN" style:font-size-complex="17.1000003814697pt"/>
    </style:style>
    <style:style style:name="P2" style:family="paragraph" style:parent-style-name="Standard">
      <style:text-properties fo:font-size="17.1000003814697pt" officeooo:rsid="001d46c1" officeooo:paragraph-rsid="001d46c1" style:font-size-asian="15pt" style:language-asian="zh" style:country-asian="CN" style:font-size-complex="17.1000003814697pt"/>
    </style:style>
    <style:style style:name="P3" style:family="paragraph" style:parent-style-name="Standard">
      <style:text-properties fo:font-size="17.1000003814697pt" officeooo:rsid="001f06fd" officeooo:paragraph-rsid="001f06fd" style:font-size-asian="15pt" style:language-asian="zh" style:country-asian="CN" style:font-size-complex="17.1000003814697pt"/>
    </style:style>
    <style:style style:name="T1" style:family="text">
      <style:text-properties officeooo:rsid="001d46c1"/>
    </style:style>
    <style:style style:name="T2" style:family="text">
      <style:text-properties officeooo:rsid="001f06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算术运算符</text:p>
      <text:p text:style-name="P1">四则运算：</text:p>
      <text:p text:style-name="P1">+ 加 <text:s text:c="2"/>-减 <text:s/>*乘 /除</text:p>
      <text:p text:style-name="P1">自增 <text:span text:style-name="T1">a++</text:span></text:p>
      <text:p text:style-name="P2">把变量的值做加1</text:p>
      <text:p text:style-name="P1">自减 <text:span text:style-name="T1">a--</text:span></text:p>
      <text:p text:style-name="P2">把变量的值做减1</text:p>
      <text:p text:style-name="P2">当后加加和减减和其他代码在一行的时候先使用加加和减减之前的值<text:span text:style-name="T2">，如果不在同一行，后面的一行就会的得到加加或减减的值</text:span></text:p>
      <text:p text:style-name="P3">前加加和减减就是先做加一或减一再使用变量 ++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9S</meta:editing-duration>
    <meta:editing-cycles>3</meta:editing-cycles>
    <meta:generator>LibreOffice/5.3.0.3$Windows_X86_64 LibreOffice_project/7074905676c47b82bbcfbea1aeefc84afe1c50e1</meta:generator>
    <dc:date>2018-01-13T16:39:17.316000000</dc:date>
    <meta:document-statistic meta:table-count="0" meta:image-count="0" meta:object-count="0" meta:page-count="1" meta:paragraph-count="9" meta:word-count="119" meta:character-count="135" meta:non-whitespace-character-count="125"/>
    <meta:user-defined meta:name="Info 1"/>
    <meta:user-defined meta:name="Info 2"/>
    <meta:user-defined meta:name="Info 3"/>
    <meta:user-defined meta:name="Info 4"/>
  </office:meta>
</office:document-meta>
</file>